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Introduction:</text:p>
      <text:p text:style-name="Standard"><text:tab/></text:p>
      <text:p text:style-name="Standard"><text:tab/>ERP product is a small accounting package. It consists of HR,Invoice,Sales,Finance Modules . You can create ledgers and vochers also. You can view Balance Sheet at the end of the day , month and year.</text:p>
      <text:p text:style-name="Standard"/>
      <text:p text:style-name="P3">Software Requirement:</text:p>
      <text:p text:style-name="Standard"><text:tab/><text:tab/><text:tab/>JDK1.7 and above.</text:p>
      <text:p text:style-name="Standard"><text:tab/><text:tab/><text:tab/>MySql5.1 and above.</text:p>
      <text:p text:style-name="Standard"><text:tab/><text:tab/><text:tab/>Tomcat 6.x and above.<text:tab/><text:line-break/></text:p>
      <text:p text:style-name="P3">Hardware Requirement:</text:p>
      <text:p text:style-name="Standard"><text:tab/><text:tab/><text:tab/>Pentium III processor,512 MB RAM,120GB HDD .</text:p>
      <text:p text:style-name="Standard"/>
      <text:p text:style-name="Standard"><text:span text:style-name="T1">Note </text:span>:</text:p>
      <text:p text:style-name="Standard"><text:tab/>This application will run on<text:tab/>Windows and Linux also.<text:tab/><text:tab/></text:p>
      <text:p text:style-name="P1"/>
      <text:p text:style-name="P1"/>
      <text:p text:style-name="P1"><text:span text:style-name="T1">About the application</text:span>:</text:p>
      <text:p text:style-name="P1"/>
      <text:p text:style-name="P1"><text:tab/><text:span text:style-name="T1">Advantages</text:span>:</text:p>
      <text:p text:style-name="P1"><text:tab/></text:p>
      <text:p text:style-name="P1"><text:tab/>ERP is a web application. We developed the application for the multi user purpose, we can <text:s/>use the application as client server mode also. </text:p>
      <text:p text:style-name="P1"/>
      <text:p text:style-name="P1"><text:tab/>The main pupose to develop the application is for standardalone application that will <text:s/>be used for more than one user, and the application will be stored at one place and we can use this from number of computers without installing the application to every system.</text:p>
      <text:p text:style-name="P1"/>
      <text:p text:style-name="P1"><text:span text:style-name="T1">Navigation</text:span>:</text:p>
      <text:p text:style-name="P1"/>
      <text:p text:style-name="P1"><text:span text:style-name="T1">Installation</text:span>:</text:p>
      <text:p text:style-name="P1"/>
      <text:p text:style-name="P1">when ever you download/insert the software by CD/web site. You have to unzip the application and then hit(double click) the setup button then it will install the software automatically by asking you the options. After completing the installation process open the browser and the enter the following url in the address bar.</text:p>
      <text:p text:style-name="P1"/>
      <text:p text:style-name="P1">Url:</text:p>
      <text:p text:style-name="P1"><text:tab/><text:a xlink:type="simple" xlink:href="http://localhost:8080/ERPV2.0/">http://localhost:8080/ERPV2.0/</text:a></text:p>
      <text:p text:style-name="P1"/>
      <text:p text:style-name="P1">Then you will got the Login screen. You can enter by using user/password provided to you.</text:p>
      <text:p text:style-name="P1"/>
      <text:p text:style-name="P1"/>
      <text:p text:style-name="P1"/>
      <text:p text:style-name="P1"/>
      <text:p text:style-name="P1"><text:soft-page-break/></text:p>
      <text:p text:style-name="P1"><text:span text:style-name="T1">Users:</text:span></text:p>
      <text:p text:style-name="P1"><text:tab/>In the application we have 15 users. </text:p>
      <text:p text:style-name="P1"><text:tab/></text:p>
      <text:p text:style-name="P1"><text:tab/><text:span text:style-name="T1">Hr </text:span>: 2 users (hr_pranam,hr_admin).</text:p>
      <text:p text:style-name="P1"><text:tab/><text:span text:style-name="T1">Sales</text:span>: 4 users(sl_pranam,sl_admin,sales,sales_admin).</text:p>
      <text:p text:style-name="P1"><text:tab/><text:span text:style-name="T1">Invoice</text:span>: 4users(invoice,invoice_admin,in_pranam,in_admin).</text:p>
      <text:p text:style-name="P1"><text:tab/><text:span text:style-name="T1">Finance</text:span>: 2users(fn_pranam,fn_admin).</text:p>
      <text:p text:style-name="P1"><text:tab/><text:span text:style-name="T1">Account</text:span>: 1 user(admin_account).</text:p>
      <text:p text:style-name="P1"><text:tab/><text:span text:style-name="T1">Admin</text:span>: 1user(admin). </text:p>
      <text:p text:style-name="P1"/>
      <text:p text:style-name="P1"/>
      <text:p text:style-name="P1"/>
      <text:p text:style-name="P1"/>
      <text:p text:style-name="P2">Modules:</text:p>
      <text:p text:style-name="P1"/>
      <text:p text:style-name="P1"><text:tab/>HR,Sales,Invoice,Finance.</text:p>
      <text:p text:style-name="P1"/>
      <text:p text:style-name="P1"/>
      <text:p text:style-name="P1"><text:span text:style-name="T1">HR</text:span>(Human Resource):</text:p>
      <text:p text:style-name="P1"/>
      <text:p text:style-name="P1"><text:tab/>In this user we will take take the information about the employees ,interview evalution, employees required, Leave application .</text:p>
      <text:p text:style-name="P1"/>
      <text:p text:style-name="P1"><text:span text:style-name="T1">Employees Module</text:span>:</text:p>
      <text:p text:style-name="P1"><text:tab/></text:p>
      <text:p text:style-name="P1"><text:tab/>we will take the infomation about the employees,and we will take full information about the employees like pan number,passport number,merits,qualification etc.</text:p>
      <text:p text:style-name="P1"/>
      <text:p text:style-name="P1"><text:span text:style-name="T1">Interview Evalution</text:span>:</text:p>
      <text:p text:style-name="P1"><text:tab/></text:p>
      <text:p text:style-name="P1"><text:tab/>In this form we will enter the employees status and our requirement like communication skills , working skills, etc.</text:p>
      <text:p text:style-name="P1"><text:s/></text:p>
      <text:p text:style-name="P1"><text:span text:style-name="T1">Leave Application</text:span>:</text:p>
      <text:p text:style-name="P1"/>
      <text:p text:style-name="P1"><text:tab/>In this form we will give the user to apply leave. It will go to conserned autority member. In this leave form we have name, company name, employee code, designation, address while leave all will come automatically . Purpose of leave and Date (from,to), Leave applied for (CL,SL,EL) will have to apply by user, LOP will be display automatically by it self. </text:p>
      <text:p text:style-name="P1"/>
      <text:p text:style-name="P1">Note:</text:p>
      <text:p text:style-name="P1"><text:tab/>When ever you enter any of the CL/SL/EL feilds the other will be disable, means if you enter CL then automatically SL,EL will be disable.</text:p>
      <text:p text:style-name="P1"/>
      <text:p text:style-name="P1"/>
      <text:p text:style-name="P1"/>
      <text:p text:style-name="P1"><text:soft-page-break/><text:span text:style-name="T1">Employee Requisition </text:span>:</text:p>
      <text:p text:style-name="P1"/>
      <text:p text:style-name="P1"><text:tab/>In this form we actually use this for Employee requirment. <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ERP<text:tab/>Documentation<text:tab/></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I </meta:initial-creator>
    <meta:creation-date>2013-10-11T14:31:04</meta:creation-date>
    <dc:date>2013-10-11T22:39:06</dc:date>
    <dc:creator>RAVI </dc:creator>
    <meta:editing-duration>PT8H6M49S</meta:editing-duration>
    <meta:editing-cycles>60</meta:editing-cycles>
    <meta:generator>LibreOffice/3.5$Linux_X86_64 LibreOffice_project/350m1$Build-2</meta:generator>
    <meta:document-statistic meta:table-count="0" meta:image-count="0" meta:object-count="0" meta:page-count="3" meta:paragraph-count="49" meta:word-count="410" meta:character-count="2745" meta:non-whitespace-character-count="2327"/>
  </office:meta>
</office:document-meta>
</file>